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style:font-weight-asian="bold"/>
    </style:style>
    <style:style style:name="P2" style:family="paragraph" style:parent-style-name="Standard">
      <style:text-properties fo:font-variant="normal" fo:text-transform="none" fo:color="#5aa9d6" style:font-name="Helvetica" fo:font-size="11.25pt" fo:letter-spacing="normal" fo:language="en" fo:country="GB" fo:font-style="normal" fo:font-weight="normal" style:font-weight-asian="bold"/>
    </style:style>
    <style:style style:name="P3" style:family="paragraph" style:parent-style-name="Standard">
      <style:text-properties fo:font-variant="normal" fo:text-transform="none" fo:color="#3333ff" style:font-name="Helvetica" fo:font-size="14pt" fo:letter-spacing="normal" fo:language="en" fo:country="GB" fo:font-style="normal"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Helvetica" fo:font-size="12pt" fo:letter-spacing="normal" fo:language="en" fo:country="GB" fo:font-style="normal" fo:font-weight="bold" style:font-size-asian="12pt" style:font-weight-asian="bold" style:font-size-complex="12pt" style:font-weight-complex="bold"/>
    </style:style>
    <style:style style:name="P5" style:family="paragraph" style:parent-style-name="Standard">
      <style:text-properties fo:color="#6666ff" style:font-name="Helvetica" fo:language="en" fo:country="GB" fo:font-weight="bold" style:font-weight-asian="bold" style:font-weight-complex="bold"/>
    </style:style>
    <style:style style:name="P6" style:family="paragraph" style:parent-style-name="Standard">
      <style:text-properties style:font-name="Helvetica" fo:language="en" fo:country="GB" fo:font-weight="bold" style:font-weight-asian="bold"/>
    </style:style>
    <style:style style:name="P7" style:family="paragraph" style:parent-style-name="Standard">
      <style:text-properties style:font-name="Helvetica" fo:language="en" fo:country="GB" fo:font-weight="normal" style:font-weight-asian="normal" style:font-weight-complex="normal"/>
    </style:style>
    <style:style style:name="P8" style:family="paragraph" style:parent-style-name="Standard">
      <style:text-properties fo:color="#3333ff" style:font-name="Helvetica" fo:font-size="14pt" fo:language="en" fo:country="GB" fo:font-weight="bold" style:font-size-asian="14pt" style:font-weight-asian="bold" style:font-size-complex="14pt"/>
    </style:style>
    <style:style style:name="P9" style:family="paragraph" style:parent-style-name="Standard">
      <style:text-properties fo:color="#3333ff" style:font-name="Helvetica" fo:font-size="13pt" fo:language="en" fo:country="GB" fo:font-weight="bold" style:font-size-asian="13pt" style:font-weight-asian="bold" style:font-size-complex="13pt"/>
    </style:style>
    <style:style style:name="P10" style:family="paragraph" style:parent-style-name="Standard">
      <style:text-properties fo:color="#ff3333" style:font-name="Helvetica" fo:font-size="15pt" fo:language="en" fo:country="GB" fo:font-weight="bold" style:font-size-asian="15pt" style:font-weight-asian="bold" style:font-size-complex="15pt"/>
    </style:style>
    <style:style style:name="P11" style:family="paragraph" style:parent-style-name="Standard">
      <style:text-properties fo:color="#000000" style:font-name="Helvetica" fo:font-size="15pt" fo:language="en" fo:country="GB" fo:font-weight="bold" style:font-size-asian="15pt" style:font-weight-asian="bold" style:font-size-complex="15pt"/>
    </style:style>
    <style:style style:name="P12" style:family="paragraph" style:parent-style-name="Standard">
      <style:paragraph-properties fo:margin-top="0cm" fo:margin-bottom="0.353cm"/>
    </style:style>
    <style:style style:name="P13" style:family="paragraph" style:parent-style-name="Standard">
      <style:paragraph-properties fo:margin-top="0cm" fo:margin-bottom="0.353cm"/>
      <style:text-properties fo:color="#800000" style:font-name="Helvetica" fo:language="en" fo:country="GB" fo:font-weight="bold" style:font-weight-asian="bold"/>
    </style:style>
    <style:style style:name="P14" style:family="paragraph" style:parent-style-name="Standard">
      <style:paragraph-properties fo:margin-top="0cm" fo:margin-bottom="0.353cm"/>
      <style:text-properties style:font-name="Helvetica" fo:language="en" fo:country="GB" fo:font-weight="bold" style:font-weight-asian="bold"/>
    </style:style>
    <style:style style:name="P15" style:family="paragraph" style:parent-style-name="Standard">
      <style:paragraph-properties fo:margin-top="0cm" fo:margin-bottom="0.353cm"/>
      <style:text-properties fo:color="#3333ff" style:font-name="Helvetica" fo:language="en" fo:country="GB" fo:font-weight="bold" style:font-weight-asian="bold"/>
    </style:style>
    <style:style style:name="P16" style:family="paragraph" style:parent-style-name="Standard">
      <style:paragraph-properties fo:margin-top="0cm" fo:margin-bottom="0.353cm"/>
      <style:text-properties fo:font-variant="normal" fo:text-transform="none" fo:color="#800000" style:font-name="Helvetica"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master-page-name="Standard">
      <style:paragraph-properties style:page-number="auto"/>
      <style:text-properties fo:color="#000000" style:font-name="Helvetica" fo:font-size="15pt" fo:language="en" fo:country="GB" fo:font-weight="bold" style:font-size-asian="15pt" style:font-weight-asian="bold" style:font-size-complex="15pt"/>
    </style:style>
    <style:style style:name="P18" style:family="paragraph" style:parent-style-name="Standard" style:list-style-name="L1">
      <style:text-properties style:font-name="Helvetica" fo:language="en" fo:country="GB" fo:font-weight="bold" style:font-weight-asian="bold"/>
    </style:style>
    <style:style style:name="P19" style:family="paragraph" style:parent-style-name="Standard" style:list-style-name="L2">
      <style:text-properties style:font-name="Helvetica" fo:language="en" fo:country="GB" fo:font-weight="bold" style:font-weight-asian="bold"/>
    </style:style>
    <style:style style:name="P20" style:family="paragraph" style:parent-style-name="Standard" style:list-style-name="L3">
      <style:text-properties style:font-name="Helvetica" fo:language="en" fo:country="GB" fo:font-weight="bold" style:font-weight-asian="bold"/>
    </style:style>
    <style:style style:name="P21" style:family="paragraph" style:parent-style-name="Standard" style:list-style-name="L4">
      <style:text-properties style:font-name="Helvetica" fo:language="en" fo:country="GB" fo:font-weight="bold" style:font-weight-asian="bold"/>
    </style:style>
    <style:style style:name="P22" style:family="paragraph" style:parent-style-name="Standard" style:list-style-name="L5">
      <style:paragraph-properties fo:margin-top="0cm" fo:margin-bottom="0.353cm"/>
      <style:text-properties style:font-name="Helvetica" fo:language="en" fo:country="GB" fo:font-weight="bold" style:font-weight-asian="bold"/>
    </style:style>
    <style:style style:name="P23" style:family="paragraph" style:parent-style-name="Standard" style:list-style-name="L6">
      <style:paragraph-properties fo:margin-top="0cm" fo:margin-bottom="0.353cm"/>
    </style:style>
    <style:style style:name="P24" style:family="paragraph" style:parent-style-name="Standard" style:list-style-name="L7">
      <style:paragraph-properties fo:margin-top="0cm" fo:margin-bottom="0.353cm"/>
    </style:style>
    <style:style style:name="T1" style:family="text">
      <style:text-properties fo:font-variant="normal" fo:text-transform="none" fo:color="#000000" style:text-line-through-style="none" style:font-name="Helvetica" fo:font-size="12pt" fo:letter-spacing="normal" fo:font-style="normal" style:text-underline-style="none" fo:font-weight="bold" style:font-size-asian="12pt" style:font-style-asian="normal" style:font-weight-asian="bold" style:font-name-complex="Arial1" style:font-size-complex="12pt"/>
    </style:style>
    <style:style style:name="T2" style:family="text">
      <style:text-properties fo:font-variant="normal" fo:text-transform="none" fo:color="#000000" style:font-name="Helvetica" fo:font-size="12pt" fo:letter-spacing="normal" fo:font-style="normal" fo:font-weight="bold" style:font-size-asian="12pt" style:font-style-asian="normal" style:font-weight-asian="bold" style:font-name-complex="Motiva Sans" style:font-size-complex="12pt" style:font-weight-complex="bold"/>
    </style:style>
    <style:style style:name="T3"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style>
    <style:style style:name="T4"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font-weight-complex="normal"/>
    </style:style>
    <style:style style:name="T5"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6" style:family="text">
      <style:text-properties fo:font-variant="normal" fo:text-transform="none" fo:color="#ffffff"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7" style:family="text">
      <style:text-properties fo:font-variant="normal" fo:text-transform="none" fo:color="#800000" fo:font-size="12pt" fo:letter-spacing="normal" fo:font-style="normal" style:font-size-asian="12pt" style:font-size-complex="12pt"/>
    </style:style>
    <style:style style:name="T8" style:family="text">
      <style:text-properties fo:color="#000000" style:font-name="Helvetica" fo:font-size="12pt" fo:font-weight="bold" style:font-size-asian="12pt" style:font-weight-asian="bold" style:font-size-complex="12pt" style:font-weight-complex="bold"/>
    </style:style>
    <style:style style:name="T9" style:family="text">
      <style:text-properties fo:color="#000000" style:font-name="Helvetica" fo:font-size="12pt" fo:language="en" fo:country="GB" fo:font-weight="bold" style:font-size-asian="12pt" style:font-weight-asian="bold" style:font-size-complex="12pt"/>
    </style:style>
    <style:style style:name="T10" style:family="text">
      <style:text-properties fo:color="#000000" style:font-name="Helvetica" fo:font-size="12pt" fo:language="en" fo:country="GB" fo:font-weight="normal" style:font-size-asian="12pt" style:font-weight-asian="normal" style:font-size-complex="12pt" style:font-weight-complex="normal"/>
    </style:style>
    <style:style style:name="T11" style:family="text">
      <style:text-properties fo:color="#000000" style:font-name="Helvetica" fo:font-size="12pt" style:font-size-asian="12pt" style:font-size-complex="12pt"/>
    </style:style>
    <style:style style:name="T12" style:family="text">
      <style:text-properties fo:color="#000000" style:font-name="Helvetica" fo:font-size="12pt" fo:font-weight="normal" style:font-size-asian="12pt" style:font-weight-asian="normal" style:font-size-complex="12pt" style:font-weight-complex="normal"/>
    </style:style>
    <style:style style:name="T13" style:family="text">
      <style:text-properties style:font-name="Helvetica"/>
    </style:style>
    <style:style style:name="T14" style:family="text">
      <style:text-properties style:font-name="Helvetica" fo:font-size="12pt" fo:language="en" fo:country="GB" fo:font-weight="bold" style:font-size-asian="12pt" style:font-weight-asian="bold" style:font-size-complex="12pt"/>
    </style:style>
    <style:style style:name="T15" style:family="text">
      <style:text-properties style:font-name="Helvetica" fo:font-size="12pt" style:font-size-asian="12pt" style:font-size-complex="12pt"/>
    </style:style>
    <style:style style:name="T16" style:family="text">
      <style:text-properties style:font-name="Helvetica" fo:font-size="12pt" fo:font-weight="bold" style:font-size-asian="12pt" style:font-weight-asian="bold" style:font-size-complex="12pt" style:font-weight-complex="bold"/>
    </style:style>
    <style:style style:name="T17" style:family="text">
      <style:text-properties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1]- Total War - Multiplayer Version[/h1]</text:p>
      <text:p text:style-name="P11"/>
      <text:p text:style-name="P11"/>
      <text:p text:style-name="P11">[b]1.5.4 WAKING THE TIGER COMPATIBLE<text:tab/>[/b]</text:p>
      <text:p text:style-name="P11"/>
      <text:p text:style-name="P11">[h1]FIND US AT:[/h1]</text:p>
      <text:p text:style-name="P11"/>
      <text:p text:style-name="P11">https://discord.gg/QvbBCap</text:p>
      <text:p text:style-name="P11">Join us in our multiplayer games or just have <text:s/>chat.</text:p>
      <text:p text:style-name="P11">We are always open to suggestions and critiques.</text:p>
      <text:p text:style-name="P11">Bug reporting is always appreciated!</text:p>
      <text:p text:style-name="P11"/>
      <text:p text:style-name="P11">[h1]OVERVIEW:[/h1]</text:p>
      <text:p text:style-name="P11"/>
      <text:p text:style-name="P11">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p>
      <text:p text:style-name="P11"><text:s/></text:p>
      <text:p text:style-name="P11"/>
      <text:p text:style-name="P11">[h1]Features:[/h1]</text:p>
      <text:p text:style-name="P11">[list]</text:p>
      <text:p text:style-name="P11">[*]Balance in all things</text:p>
      <text:p text:style-name="P11">[*]Island Hopping Mechanic</text:p>
      <text:p text:style-name="P11"><text:soft-page-break/>[*]Unique speeches for most majors</text:p>
      <text:p text:style-name="P11">[*]Improvement of the AI on ALL levels</text:p>
      <text:p text:style-name="P11">[*]Reworked combat mechanics</text:p>
      <text:p text:style-name="P11">[*]Reworked map (although much of it not yet ported to 1.5)</text:p>
      <text:p text:style-name="P11">[*]100s of unique events</text:p>
      <text:p text:style-name="P11">[*]100s of unique leaders and national spirits</text:p>
      <text:p text:style-name="P11">[*]Decreased lag </text:p>
      <text:p text:style-name="P11">[*]Unique German, American and Soviet Armor trees</text:p>
      <text:p text:style-name="P11">[*]Unique British, American, German and Soviet Air trees</text:p>
      <text:p text:style-name="P11">[*]All equipment statistics reworked</text:p>
      <text:p text:style-name="P11">[*]Doctrines improved</text:p>
      <text:p text:style-name="P11">[*]New decisions for all the majors and expanded generic ones</text:p>
      <text:p text:style-name="P11">[*]UI improvements</text:p>
      <text:p text:style-name="P11">[*]More Straits</text:p>
      <text:p text:style-name="P11">[*]SS and Red Guards Divisions</text:p>
      <text:p text:style-name="P11">[*]And much more[/list]</text:p>
      <text:p text:style-name="P11"/>
      <text:p text:style-name="P11">[h1]New National Focus Trees for:[/h1]</text:p>
      <text:p text:style-name="P11">[list]</text:p>
      <text:p text:style-name="P11">[*]USA</text:p>
      <text:p text:style-name="P11">[*]UK</text:p>
      <text:p text:style-name="P11">[*]Germany</text:p>
      <text:p text:style-name="P11">[*]Italy</text:p>
      <text:p text:style-name="P11">[*]Soviet Union</text:p>
      <text:p text:style-name="P11">[*]Japan</text:p>
      <text:p text:style-name="P11">[*]France</text:p>
      <text:p text:style-name="P11">[*]China</text:p>
      <text:p text:style-name="P11">[*]PRC</text:p>
      <text:p text:style-name="P11">[*]And other minors[/list]</text:p>
      <text:p text:style-name="P11"/>
      <text:p text:style-name="P11"/>
      <text:p text:style-name="P11">[h1]Planned Additions for the up coming weeks:[/h1]</text:p>
      <text:p text:style-name="P11">[list]</text:p>
      <text:p text:style-name="P11">[*]Air and naval counter improvements</text:p>
      <text:p text:style-name="P11">[*]3D models for all majors and commonwealth(waiting for author permission)</text:p>
      <text:p text:style-name="P11">[*]Improvements to Paradox's focuses for minors (ROM, HUN have been already improved)</text:p>
      <text:p text:style-name="P11">[*]Unique tank statistics for USA, GER, SOV, Commonwealth (currently they have generic stats)</text:p>
      <text:p text:style-name="P11">[*]More polishing and UI improvements (feedback and bug reports are appreciated!)[/list]</text:p>
      <text:p text:style-name="P11"><text:soft-page-break/></text:p>
      <text:p text:style-name="P11"/>
      <text:p text:style-name="P11">[h1]Planned Additions for the next months (September most likely):[/h1]</text:p>
      <text:p text:style-name="P11">[list]</text:p>
      <text:p text:style-name="P11">[*]Expansion of current focus trees into later stages of the war</text:p>
      <text:p text:style-name="P11">[*]Total Asia Rework</text:p>
      <text:p text:style-name="P11">[*]Republic of Salò and Italian capitulation mechanic[/list]</text:p>
      <text:p text:style-name="P11"/>
      <text:p text:style-name="P11"/>
      <text:p text:style-name="P11">[h1]Authors' Note:[/h1]</text:p>
      <text:p text:style-name="P11">[list]</text:p>
      <text:p text:style-name="P11">[*]This mod is the result of months of playtesting <text:s/>and even though it's not done yet we consider the mod in a pretty good state. After summer we'll have more time to work on it and hopefully complete it.</text:p>
      <text:p text:style-name="P11">[*]DLCs are not required but we use Paradox's focuses for many minors so in order to have the best experience the DLCs are necessary (In multiplayer only the host is required to own them).[/list]</text:p>
      <text:p text:style-name="P11"/>
      <text:p text:style-name="P11">[h1]WANT TO JOIN US?[/h1]</text:p>
      <text:p text:style-name="P11"/>
      <text:p text:style-name="P11">All help is welcome, feel free to message any of us on steam of better yet discord.</text:p>
      <text:p text:style-name="P11"/>
      <text:p text:style-name="P11">[b]*DISCLAIMER: Total War MP is NOT A REALISM MOD. We will consider historical accuracy when it benefits gameplay.</text:p>
      <text:p text:style-name="P11">Use the NATO Counters to play this mod<text:tab/>[/b]</text:p>
      <text:p text:style-name="P11"/>
      <text:p text:style-name="P11">[h1]Credits (mods included):<text:tab/>[/h1]</text:p>
      <text:p text:style-name="P11">[list]</text:p>
      <text:p text:style-name="P11">[*]Total War: <text:s/>https://steamcommunity.com/sharedfiles/filedetails/?id=806209426&amp;searchtext=</text:p>
      <text:p text:style-name="P11"/>
      <text:p text:style-name="P11">[*]Machotacoman https://steamcommunity.com/sharedfiles/filedetails/?id=1254897329 ( BlackICE submod: Immersive Equipment )</text:p>
      <text:p text:style-name="P11"/>
      <text:p text:style-name="P11">[*]Wunderwaffle https://steamcommunity.com/sharedfiles/filedetails/?id=1094354980&amp;searchtext=ww+map%2B <text:s/>(WW's Map+ Ironman )</text:p>
      <text:p text:style-name="P11"><text:soft-page-break/><text:s text:c="11"/>https://steamcommunity.com/sharedfiles/filedetails/?id=1364971843 ( WW's <text:s text:c="8"/>Buttons+ )</text:p>
      <text:p text:style-name="P11"/>
      <text:p text:style-name="P11">[*]vpl300 <text:s/>https://steamcommunity.com/sharedfiles/filedetails/?id=1340422660&amp;searchtext=speeches <text:s/>( Decisions: Speeches Audio )</text:p>
      <text:p text:style-name="P11"/>
      <text:p text:style-name="P11">[*]mpu.daemos https://steamcommunity.com/sharedfiles/filedetails/?id=1331463215&amp;searchtext=counters ( MPU Theatre Icons - NATO like counters )</text:p>
      <text:p text:style-name="P11"/>
      <text:p text:style-name="P11">[*]Blackice Mod team https://steamcommunity.com/sharedfiles/filedetails/?id=1137372539&amp;searchtext=blackice ( </text:p>
      <text:p text:style-name="P11"/>
      <text:p text:style-name="P11">BlackICE Historical Immersion Mod )</text:p>
      <text:p text:style-name="P11"/>
      <text:p text:style-name="P11">[*]Steffen https://steamcommunity.com/sharedfiles/filedetails/?id=699686998&amp;searchtext=better+terrain ( better terrain view )</text:p>
      <text:p text:style-name="P11"/>
      <text:p text:style-name="P11">[*]Cherio https://steamcommunity.com/sharedfiles/filedetails/?id=1393337716&amp;searchtext=better+air <text:s/>( Better Air Wing Deployment )[/list]</text:p>
      <text:p text:style-name="P11"/>
      <text:p text:style-name="P11"/>
      <text:p text:style-name="P11"/>
      <text:p text:style-name="P11"/>
      <text:p text:style-name="P10"/>
      <text:p text:style-name="P10"/>
      <text:p text:style-name="P10"/>
      <text:p text:style-name="P10">-Total War – Multiplayer Version</text:p>
      <text:p text:style-name="P6"/>
      <text:p text:style-name="P6"/>
      <text:p text:style-name="P6">1.5.4 WAKING THE TIGER COMPATIBLE</text:p>
      <text:p text:style-name="P6"/>
      <text:p text:style-name="P3">FIND US AT:</text:p>
      <text:p text:style-name="P2"/>
      <text:p text:style-name="P1"><text:a xlink:type="simple" xlink:href="https://discord.gg/QvbBCap" text:style-name="Internet_20_link" text:visited-style-name="Visited_20_Internet_20_Link"><text:span text:style-name="T13">https://discord.gg/QvbBCap</text:span></text:a></text:p>
      <text:p text:style-name="P7">Join us in our multiplayer games or just have <text:s/>chat.</text:p>
      <text:p text:style-name="P7">We are always open to suggestions and critiques.</text:p>
      <text:p text:style-name="P7">Bug reporting is always appreciated!</text:p>
      <text:p text:style-name="P6"/>
      <text:p text:style-name="P3">OVERVIEW:</text:p>
      <text:p text:style-name="P3"><text:soft-page-break/></text:p>
      <text:p text:style-name="P4"><text:span text:style-name="T17">Total War is a total overhaul mod that aims to provide a more complete and balanced </text:span><text:span text:style-name="T17">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text:span> </text:p>
      <text:p text:style-name="P5"><text:s/></text:p>
      <text:p text:style-name="P6"/>
      <text:p text:style-name="P8">Features:</text:p>
      <text:p text:style-name="P6"/>
      <text:list xml:id="list403499336741507096" text:style-name="L1">
        <text:list-item>
          <text:p text:style-name="P18">Balance in all things</text:p>
        </text:list-item>
        <text:list-item>
          <text:p text:style-name="P18">Island Hopping Mechanic</text:p>
        </text:list-item>
        <text:list-item>
          <text:p text:style-name="P18">Unique speeches for most majors</text:p>
        </text:list-item>
        <text:list-item>
          <text:p text:style-name="P18">Improvement of the AI on ALL levels</text:p>
        </text:list-item>
        <text:list-item>
          <text:p text:style-name="P18">Reworked combat mechanics</text:p>
        </text:list-item>
        <text:list-item>
          <text:p text:style-name="P18">Reworked map (although much of it not yet ported to 1.5)</text:p>
        </text:list-item>
        <text:list-item>
          <text:p text:style-name="P18">100s of unique events</text:p>
        </text:list-item>
        <text:list-item>
          <text:p text:style-name="P18">100s of unique leaders and national spirits</text:p>
        </text:list-item>
        <text:list-item>
          <text:p text:style-name="P18">Decreased lag </text:p>
        </text:list-item>
        <text:list-item>
          <text:p text:style-name="P18">Unique German, American and Soviet Armor trees</text:p>
        </text:list-item>
        <text:list-item>
          <text:p text:style-name="P18">Unique British, American, German and Soviet Air trees</text:p>
        </text:list-item>
        <text:list-item>
          <text:p text:style-name="P18">All equipment statistics reworked</text:p>
        </text:list-item>
        <text:list-item>
          <text:p text:style-name="P18">Doctrines improved</text:p>
        </text:list-item>
        <text:list-item>
          <text:p text:style-name="P18">New decisions for all the majors and expanded generic ones</text:p>
        </text:list-item>
        <text:list-item>
          <text:p text:style-name="P18">UI improvements</text:p>
        </text:list-item>
        <text:list-item>
          <text:p text:style-name="P18">More Straits</text:p>
        </text:list-item>
        <text:list-item>
          <text:p text:style-name="P18">SS and Red Guards Divisions</text:p>
        </text:list-item>
        <text:list-item>
          <text:p text:style-name="P18">And much more</text:p>
        </text:list-item>
      </text:list>
      <text:p text:style-name="P6"/>
      <text:p text:style-name="P8">New National Focus Trees for:</text:p>
      <text:list xml:id="list2104341777249082139" text:style-name="L2">
        <text:list-item>
          <text:p text:style-name="P19">USA</text:p>
        </text:list-item>
        <text:list-item>
          <text:p text:style-name="P19">UK</text:p>
        </text:list-item>
        <text:list-item>
          <text:p text:style-name="P19">Germany</text:p>
        </text:list-item>
        <text:list-item>
          <text:p text:style-name="P19">Italy</text:p>
        </text:list-item>
        <text:list-item>
          <text:p text:style-name="P19">Soviet Union</text:p>
        </text:list-item>
        <text:list-item>
          <text:p text:style-name="P19">Japan</text:p>
        </text:list-item>
        <text:list-item>
          <text:p text:style-name="P19">France</text:p>
        </text:list-item>
        <text:list-item>
          <text:p text:style-name="P19">China</text:p>
        </text:list-item>
        <text:list-item>
          <text:p text:style-name="P19"><text:soft-page-break/>PRC</text:p>
        </text:list-item>
        <text:list-item>
          <text:p text:style-name="P19">And other minors</text:p>
        </text:list-item>
      </text:list>
      <text:p text:style-name="P6"/>
      <text:p text:style-name="P6"/>
      <text:p text:style-name="P8">Planned Additions for the up coming weeks:</text:p>
      <text:p text:style-name="P6"/>
      <text:list xml:id="list152329697157826680" text:style-name="L3">
        <text:list-item>
          <text:p text:style-name="P20">Air and naval counter improvements</text:p>
        </text:list-item>
        <text:list-item>
          <text:p text:style-name="P20">3D models for all majors and commonwealth(waiting for author permission)</text:p>
        </text:list-item>
        <text:list-item>
          <text:p text:style-name="P20">Improvements to Paradox's focuses for minors (ROM, HUN have been already improved)</text:p>
        </text:list-item>
        <text:list-item>
          <text:p text:style-name="P20">Unique tank statistics for USA, GER, SOV, Commonwealth (currently they have generic stats)</text:p>
        </text:list-item>
        <text:list-item>
          <text:p text:style-name="P20">More polishing and UI improvements (feedback and bug reports are appreciated!)</text:p>
        </text:list-item>
      </text:list>
      <text:p text:style-name="P6"/>
      <text:p text:style-name="P6"/>
      <text:p text:style-name="P8">Planned Additions for the next months (September most likely):</text:p>
      <text:p text:style-name="P6"/>
      <text:list xml:id="list1906151035211927823" text:style-name="L4">
        <text:list-item>
          <text:p text:style-name="P21">Expansion of current focus trees into later stages of the war</text:p>
        </text:list-item>
        <text:list-item>
          <text:p text:style-name="P21">Total Asia Rework</text:p>
        </text:list-item>
        <text:list-item>
          <text:p text:style-name="P21">Republic of Salò and Italian capitulation mechanic</text:p>
        </text:list-item>
      </text:list>
      <text:p text:style-name="P6"/>
      <text:p text:style-name="P9">Authors' Note:</text:p>
      <text:list xml:id="list5728955102951854658" text:style-name="L5">
        <text:list-header>
          <text:p text:style-name="P22"/>
        </text:list-header>
        <text:list-item>
          <text:p text:style-name="P22">This mod is the result of months of playtesting <text:s/>and even though it's not done yet we consider the mod in a pretty good state. After summer we'll have more time to work on it and hopefully complete it.</text:p>
        </text:list-item>
        <text:list-item>
          <text:p text:style-name="P22">DLCs are not required but we use Paradox's focuses for many minors so in order to have the best experience the DLCs are necessary (In multiplayer only the host is required to own them).</text:p>
        </text:list-item>
      </text:list>
      <text:p text:style-name="P15">WANT TO JOIN US?</text:p>
      <text:p text:style-name="P14">All help is welcome, feel free to message any of us on steam of better yet discord.</text:p>
      <text:p text:style-name="P14"><text:line-break/><text:span text:style-name="T7">*DISCLAIMER: Total War MP is NOT A REALISM MOD. We will consider historical accuracy when it benefits gameplay.</text:span></text:p>
      <text:p text:style-name="P16">Use the NATO Counters to play this mod</text:p>
      <text:p text:style-name="P13">Credits (mods included):</text:p>
      <text:list xml:id="list5686810912848004446" text:style-name="L6">
        <text:list-item>
          <text:p text:style-name="P23"><text:span text:style-name="T9">Total War: <text:s/></text:span><text:a xlink:type="simple" xlink:href="https://steamcommunity.com/sharedfiles/filedetails/?id=806209426&amp;searchtext" text:style-name="Internet_20_link" text:visited-style-name="Visited_20_Internet_20_Link">https://steamcommunity.com/sharedfiles/filedetails/?id=806209426&amp;searchtext</text:a><text:span text:style-name="T10">=</text:span></text:p>
        </text:list-item>
        <text:list-item>
          <text:p text:style-name="P23"><text:span text:style-name="T14">Machotacoman <text:s/></text:span><text:a xlink:type="simple" xlink:href="https://steamcommunity.com/sharedfiles/filedetails/?id=1254897329" text:style-name="Internet_20_link" text:visited-style-name="Visited_20_Internet_20_Link"><text:span text:style-name="Internet_20_link"><text:span text:style-name="T14">https://steamcommunity.com/sharedfiles/filedetails/?id=1254897329</text:span></text:span></text:a><text:span text:style-name="T14"> ( </text:span><text:span text:style-name="T3">BlackICE submod: Immersive Equipment</text:span><text:span text:style-name="T15"> )</text:span></text:p>
        </text:list-item>
        <text:list-item>
          <text:p text:style-name="P23"><text:a xlink:type="simple" xlink:href="https://steamcommunity.com/profiles/76561198303096813/myworkshopfiles/?appid=394360" text:style-name="Internet_20_link" text:visited-style-name="Visited_20_Internet_20_Link"><text:span text:style-name="Internet_20_link"><text:span text:style-name="T1">Wunderwaffle</text:span></text:span></text:a><text:span text:style-name="T15"> </text:span><text:a xlink:type="simple" xlink:href="https://steamcommunity.com/sharedfiles/filedetails/?id=1094354980&amp;searchtext=ww+map%2B" text:style-name="Internet_20_link" text:visited-style-name="Visited_20_Internet_20_Link"><text:span text:style-name="Internet_20_link"><text:span text:style-name="T15">https://steamcommunity.com/sharedfiles/filedetails/?id=1094354980&amp;searchtext=ww+map%2B</text:span></text:span></text:a><text:span text:style-name="T15"> <text:s/>(</text:span><text:span text:style-name="T3">WW's Map+ Ironman</text:span><text:span text:style-name="T11"> )</text:span></text:p>
        </text:list-item>
      </text:list>
      <text:p text:style-name="P12"><text:soft-page-break/><text:span text:style-name="T15"><text:s text:c="11"/></text:span><text:a xlink:type="simple" xlink:href="https://steamcommunity.com/sharedfiles/filedetails/?id=1364971843" text:style-name="Internet_20_link" text:visited-style-name="Visited_20_Internet_20_Link"><text:span text:style-name="Internet_20_link"><text:span text:style-name="T15">https://steamcommunity.com/sharedfiles/filedetails/?id=1364971843</text:span></text:span></text:a><text:span text:style-name="T15"> ( </text:span><text:span text:style-name="T3">WW's <text:s text:c="8"/>Buttons+</text:span><text:span text:style-name="T11"> )</text:span></text:p>
      <text:list xml:id="list4242154485257157164" text:style-name="L7">
        <text:list-item>
          <text:p text:style-name="P24"><text:a xlink:type="simple" xlink:href="https://steamcommunity.com/profiles/76561198140517408/myworkshopfiles/?appid=394360" text:style-name="Internet_20_link" text:visited-style-name="Visited_20_Internet_20_Link"><text:span text:style-name="Internet_20_link"><text:span text:style-name="T1">vpl300</text:span></text:span></text:a><text:span text:style-name="T15"> <text:s/></text:span><text:a xlink:type="simple" xlink:href="https://steamcommunity.com/sharedfiles/filedetails/?id=1340422660&amp;searchtext=speeches" text:style-name="Internet_20_link" text:visited-style-name="Visited_20_Internet_20_Link"><text:span text:style-name="Internet_20_link"><text:span text:style-name="T15">https://steamcommunity.com/sharedfiles/filedetails/?id=1340422660&amp;searchtext=speeches</text:span></text:span></text:a><text:span text:style-name="T15"> <text:s/>( </text:span><text:span text:style-name="T3">Decisions: Speeches Audio</text:span><text:span text:style-name="T11"> )</text:span></text:p>
        </text:list-item>
        <text:list-item>
          <text:p text:style-name="P24"><text:span text:style-name="T2">mpu.daemos</text:span><text:span text:style-name="T11"> </text:span><text:a xlink:type="simple" xlink:href="https://steamcommunity.com/sharedfiles/filedetails/?id=1331463215&amp;searchtext=counters" text:style-name="Internet_20_link" text:visited-style-name="Visited_20_Internet_20_Link"><text:span text:style-name="Internet_20_link"><text:span text:style-name="T11">https://steamcommunity.com/sharedfiles/filedetails/?id=1331463215&amp;searchtext=counters</text:span></text:span></text:a><text:span text:style-name="T11"> ( </text:span><text:span text:style-name="T3">MPU Theatre Icons - NATO like counters</text:span><text:span text:style-name="T11"> )</text:span></text:p>
        </text:list-item>
        <text:list-item>
          <text:p text:style-name="P24"><text:span text:style-name="T16">Blackice Mod team</text:span><text:span text:style-name="T15"> </text:span><text:a xlink:type="simple" xlink:href="https://steamcommunity.com/sharedfiles/filedetails/?id=1137372539&amp;searchtext=blackice" text:style-name="Internet_20_link" text:visited-style-name="Visited_20_Internet_20_Link"><text:span text:style-name="Internet_20_link"><text:span text:style-name="T15">https://steamcommunity.com/sharedfiles/filedetails/?id=1137372539&amp;searchtext=blackice</text:span></text:span></text:a><text:span text:style-name="T15"> ( </text:span><text:span text:style-name="T3">BlackICE Historical Immersion Mod</text:span><text:span text:style-name="T11"> )</text:span></text:p>
        </text:list-item>
        <text:list-item>
          <text:p text:style-name="P24"><text:span text:style-name="T8">Steffen</text:span><text:span text:style-name="T11"> </text:span><text:a xlink:type="simple" xlink:href="https://steamcommunity.com/sharedfiles/filedetails/?id=699686998&amp;searchtext=better+terrai" text:style-name="Internet_20_link" text:visited-style-name="Visited_20_Internet_20_Link"><text:span text:style-name="Internet_20_link">https://steamcommunity.com/sharedfiles/filedetails/?id=699686998&amp;searchtext=better+terrai</text:span></text:a><text:a xlink:type="simple" xlink:href="https://steamcommunity.com/sharedfiles/filedetails/?id=699686998&amp;searchtext=better+terrain" text:style-name="Internet_20_link" text:visited-style-name="Visited_20_Internet_20_Link"><text:span text:style-name="Internet_20_link">n</text:span></text:a><text:span text:style-name="T11"> </text:span><text:span text:style-name="T12">( </text:span><text:span text:style-name="T5">better terrain view )</text:span></text:p>
        </text:list-item>
        <text:list-item>
          <text:p text:style-name="P24"><text:span text:style-name="T2">Cherio</text:span><text:span text:style-name="T6"> </text:span><text:a xlink:type="simple" xlink:href="https://steamcommunity.com/sharedfiles/filedetails/?id=1393337716&amp;searchtext=better+air" text:style-name="Internet_20_link" text:visited-style-name="Visited_20_Internet_20_Link"><text:span text:style-name="Internet_20_link"><text:span text:style-name="T5">https://steamcommunity.com/sharedfiles/filedetails/?id=1393337716&amp;searchtext=better+air</text:span></text:span></text:a><text:span text:style-name="T5"> <text:s/>( </text:span><text:span text:style-name="T4">Better Air Wing Deployment</text:span><text:span text:style-name="T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3z0" style:family="text">
      <style:text-properties fo:font-variant="normal" fo:text-transform="none" fo:color="#000000" style:font-name="Courier New" fo:font-size="10pt"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variant="normal" fo:text-transform="none" fo:color="#000000" style:font-name="Courier New" fo:font-size="10pt"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8M33S</meta:editing-duration>
    <meta:editing-cycles>13</meta:editing-cycles>
    <meta:generator>OpenOffice/4.1.3$Win32 OpenOffice.org_project/413m1$Build-9783</meta:generator>
    <dc:date>2018-07-02T15:06:56.94</dc:date>
    <dc:creator>Samuele Landini</dc:creator>
    <meta:document-statistic meta:table-count="0" meta:image-count="0" meta:object-count="0" meta:page-count="7" meta:paragraph-count="141" meta:word-count="1378" meta:character-count="9688"/>
    <meta:user-defined meta:name="Info 1"/>
    <meta:user-defined meta:name="Info 2"/>
    <meta:user-defined meta:name="Info 3"/>
    <meta:user-defined meta:name="Info 4"/>
  </office:meta>
</office:document-meta>
</file>